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style:line-height-at-least="0.2083in"/>
    </style:style>
    <style:style style:name="T2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T3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T4" style:parent-style-name="DefaultParagraphFont" style:family="text">
      <style:text-properties style:font-name="Helvetica Neue" fo:color="#333333" fo:font-size="10.5pt" style:font-size-asian="10.5pt"/>
    </style:style>
    <style:style style:name="P5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6" style:parent-style-name="Textbody" style:family="paragraph">
      <style:paragraph-properties fo:margin-bottom="0in" style:line-height-at-least="0.2083in"/>
      <style:text-properties style:font-name="Helvetica Neue" fo:font-weight="bold" style:font-weight-asian="bold" style:font-weight-complex="bold" fo:color="#333333" fo:font-size="10.5pt" style:font-size-asian="10.5pt"/>
    </style:style>
    <style:style style:name="P7" style:parent-style-name="Textbody" style:family="paragraph">
      <style:paragraph-properties fo:margin-bottom="0in" style:line-height-at-least="0.2083in"/>
      <style:text-properties style:font-name="Helvetica Neue" fo:font-weight="bold" style:font-weight-asian="bold" style:font-weight-complex="bold" fo:color="#333333" fo:font-size="10.5pt" style:font-size-asian="10.5pt"/>
    </style:style>
    <style:style style:name="P8" style:parent-style-name="Textbody" style:family="paragraph">
      <style:paragraph-properties fo:margin-bottom="0in" style:line-height-at-least="0.2083in"/>
    </style:style>
    <style:style style:name="T9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P10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11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2" style:parent-style-name="Textbody" style:family="paragraph">
      <style:paragraph-properties fo:margin-bottom="0in" style:line-height-at-least="0.2083in"/>
      <style:text-properties style:font-name="Helvetica Neue" fo:font-weight="bold" style:font-weight-asian="bold" style:font-weight-complex="bold" fo:color="#333333" fo:font-size="10.5pt" style:font-size-asian="10.5pt"/>
    </style:style>
    <style:style style:name="P13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4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5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6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7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8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9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0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1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2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3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4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5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6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7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8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29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0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1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2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3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4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5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6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7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38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39" style:parent-style-name="Textbody" style:family="paragraph">
      <style:paragraph-properties fo:margin-bottom="0in" style:line-height-at-least="0.2083in"/>
    </style:style>
    <style:style style:name="T40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P41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42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43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44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45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46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47" style:parent-style-name="Textbody" style:family="paragraph">
      <style:paragraph-properties fo:margin-bottom="0in" style:line-height-at-least="0.2083in"/>
    </style:style>
    <style:style style:name="T48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T49" style:parent-style-name="DefaultParagraphFont" style:family="text">
      <style:text-properties style:font-name="Helvetica Neue" fo:color="#333333" fo:font-size="10.5pt" style:font-size-asian="10.5pt"/>
    </style:style>
    <style:style style:name="T50" style:parent-style-name="DefaultParagraphFont" style:family="text">
      <style:text-properties style:font-name="Helvetica Neue" fo:color="#333333" fo:font-size="10.5pt" style:font-size-asian="10.5pt"/>
    </style:style>
    <style:style style:name="P51" style:parent-style-name="Textbody" style:family="paragraph">
      <style:paragraph-properties fo:margin-bottom="0in" style:line-height-at-least="0.2083in"/>
    </style:style>
    <style:style style:name="T52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5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54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55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5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57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58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59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60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61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62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63" style:parent-style-name="Textbody" style:family="paragraph">
      <style:paragraph-properties fo:margin-bottom="0in" style:line-height-at-least="0.2083in"/>
    </style:style>
    <style:style style:name="T64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65" style:parent-style-name="Textbody" style:family="paragraph">
      <style:paragraph-properties fo:margin-bottom="0in" style:line-height-at-least="0.2083in"/>
    </style:style>
    <style:style style:name="T6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67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68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69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70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71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72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7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74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75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76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77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78" style:parent-style-name="Textbody" style:family="paragraph">
      <style:paragraph-properties fo:margin-bottom="0in" style:line-height-at-least="0.2083in"/>
    </style:style>
    <style:style style:name="T79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80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81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82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8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84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85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8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87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88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89" style:parent-style-name="Textbody" style:family="paragraph">
      <style:paragraph-properties fo:margin-bottom="0in" style:line-height-at-least="0.2083in"/>
    </style:style>
    <style:style style:name="T90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91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92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9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94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95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9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97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98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99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00" style:parent-style-name="Textbody" style:family="paragraph">
      <style:paragraph-properties fo:margin-bottom="0in" style:line-height-at-least="0.2083in"/>
    </style:style>
    <style:style style:name="T101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02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0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04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05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0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07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08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109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10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11" style:parent-style-name="Textbody" style:family="paragraph">
      <style:paragraph-properties fo:margin-bottom="0in" style:line-height-at-least="0.2083in"/>
    </style:style>
    <style:style style:name="T112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1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14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15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1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17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18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19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120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21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 style:font-size-complex="10.5pt"/>
    </style:style>
    <style:style style:name="P122" style:parent-style-name="Textbody" style:family="paragraph">
      <style:paragraph-properties fo:margin-bottom="0in" style:line-height-at-least="0.2083in"/>
    </style:style>
    <style:style style:name="T12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24" style:parent-style-name="DefaultParagraphFont" style:family="text">
      <style:text-properties style:font-name="Helvetica Neue" fo:font-size="10.5pt" style:font-size-asian="10.5pt" style:font-size-complex="10.5pt"/>
    </style:style>
    <style:style style:name="T125" style:parent-style-name="DefaultParagraphFont" style:family="text">
      <style:text-properties style:font-name="Helvetica Neue" fo:font-size="10.5pt" style:font-size-asian="10.5pt" style:font-size-complex="10.5pt"/>
    </style:style>
    <style:style style:name="T12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27" style:parent-style-name="DefaultParagraphFont" style:family="text">
      <style:text-properties style:font-name="Helvetica Neue" fo:font-size="10.5pt" style:font-size-asian="10.5pt" style:font-size-complex="10.5pt"/>
    </style:style>
    <style:style style:name="T128" style:parent-style-name="DefaultParagraphFont" style:family="text">
      <style:text-properties style:font-name="Helvetica Neue" fo:font-size="10.5pt" style:font-size-asian="10.5pt" style:font-size-complex="10.5pt"/>
    </style:style>
    <style:style style:name="T129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30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31" style:parent-style-name="DefaultParagraphFont" style:family="text">
      <style:text-properties style:font-name="Helvetica Neue" fo:font-size="10.5pt" style:font-size-asian="10.5pt" style:font-size-complex="10.5pt"/>
    </style:style>
    <style:style style:name="T132" style:parent-style-name="DefaultParagraphFont" style:family="text">
      <style:text-properties style:font-name="Helvetica Neue" fo:font-size="10.5pt" style:font-size-asian="10.5pt" style:font-size-complex="10.5pt"/>
    </style:style>
    <style:style style:name="T133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T134" style:parent-style-name="DefaultParagraphFont" style:family="text">
      <style:text-properties style:font-name="Helvetica Neue" fo:font-size="10.5pt" style:font-size-asian="10.5pt" style:font-size-complex="10.5pt"/>
    </style:style>
    <style:style style:name="T135" style:parent-style-name="DefaultParagraphFont" style:family="text">
      <style:text-properties style:font-name="Helvetica Neue" fo:font-size="10.5pt" style:font-size-asian="10.5pt" style:font-size-complex="10.5pt"/>
    </style:style>
    <style:style style:name="T136" style:parent-style-name="DefaultParagraphFont" style:family="text">
      <style:text-properties style:font-name="Helvetica Neue" fo:color="#333333" fo:font-size="10.5pt" style:font-size-asian="10.5pt" style:font-size-complex="10.5pt"/>
    </style:style>
    <style:style style:name="P137" style:parent-style-name="Textbody" style:family="paragraph">
      <style:paragraph-properties fo:margin-bottom="0in" style:line-height-at-least="0.2083in"/>
      <style:text-properties style:font-name="Helvetica Neue" fo:font-weight="bold" style:font-weight-asian="bold" style:font-weight-complex="bold" fo:color="#333333" fo:font-size="10.5pt" style:font-size-asian="10.5pt"/>
    </style:style>
    <style:style style:name="P138" style:parent-style-name="Textbody" style:family="paragraph">
      <style:paragraph-properties fo:margin-bottom="0in" style:line-height-at-least="0.2083in"/>
      <style:text-properties style:font-name="Helvetica Neue" fo:font-weight="bold" style:font-weight-asian="bold" style:font-weight-complex="bold" fo:color="#333333" fo:font-size="10.5pt" style:font-size-asian="10.5pt"/>
    </style:style>
    <style:style style:name="P139" style:parent-style-name="Textbody" style:family="paragraph">
      <style:paragraph-properties fo:margin-bottom="0in" style:line-height-at-least="0.2083in"/>
      <style:text-properties style:font-name="Helvetica Neue" fo:font-weight="bold" style:font-weight-asian="bold" style:font-weight-complex="bold" fo:color="#333333" fo:font-size="10.5pt" style:font-size-asian="10.5pt"/>
    </style:style>
    <style:style style:name="P140" style:parent-style-name="Textbody" style:family="paragraph">
      <style:paragraph-properties fo:margin-bottom="0in" style:line-height-at-least="0.2083in"/>
    </style:style>
    <style:style style:name="T141" style:parent-style-name="DefaultParagraphFont" style:family="text">
      <style:text-properties style:font-name="Helvetica Neue" fo:color="#333333" fo:font-size="10.5pt" style:font-size-asian="10.5pt"/>
    </style:style>
    <style:style style:name="T142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T143" style:parent-style-name="DefaultParagraphFont" style:family="text">
      <style:text-properties style:font-name="Helvetica Neue" fo:color="#333333" fo:font-size="10.5pt" style:font-size-asian="10.5pt"/>
    </style:style>
    <style:style style:name="T144" style:parent-style-name="DefaultParagraphFont" style:family="text">
      <style:text-properties style:font-name="Helvetica Neue" fo:color="#333333" fo:font-size="10.5pt" style:font-size-asian="10.5pt"/>
    </style:style>
    <style:style style:name="T145" style:parent-style-name="DefaultParagraphFont" style:family="text">
      <style:text-properties style:font-name="Helvetica Neue" fo:color="#333333" fo:font-size="10.5pt" style:font-size-asian="10.5pt"/>
    </style:style>
    <style:style style:name="P146" style:parent-style-name="Textbody" style:family="paragraph">
      <style:paragraph-properties fo:margin-bottom="0in" style:line-height-at-least="0.2083in"/>
    </style:style>
    <style:style style:name="T147" style:parent-style-name="DefaultParagraphFont" style:family="text">
      <style:text-properties style:font-name="Helvetica Neue" fo:color="#333333" fo:font-size="10.5pt" style:font-size-asian="10.5pt"/>
    </style:style>
    <style:style style:name="T148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T149" style:parent-style-name="DefaultParagraphFont" style:family="text">
      <style:text-properties style:font-name="Helvetica Neue" fo:color="#333333" fo:font-size="10.5pt" style:font-size-asian="10.5pt"/>
    </style:style>
    <style:style style:name="P150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151" style:parent-style-name="Textbody" style:family="paragraph">
      <style:paragraph-properties fo:margin-bottom="0in" style:line-height-at-least="0.2083in"/>
      <style:text-properties style:font-name="Helvetica Neue" fo:color="#333333" fo:font-size="10.5pt" style:font-size-asian="10.5pt"/>
    </style:style>
    <style:style style:name="P152" style:parent-style-name="Textbody" style:family="paragraph">
      <style:paragraph-properties fo:margin-bottom="0in" style:line-height-at-least="0.2083in"/>
    </style:style>
    <style:style style:name="T153" style:parent-style-name="DefaultParagraphFont" style:family="text">
      <style:text-properties style:font-name="Helvetica Neue" fo:font-weight="bold" style:font-weight-asian="bold" style:font-weight-complex="bold" fo:color="#333333" fo:font-size="10.5pt" style:font-size-asian="10.5pt"/>
    </style:style>
    <style:style style:name="T154" style:parent-style-name="DefaultParagraphFont" style:family="text">
      <style:text-properties style:font-name="Helvetica Neue" fo:color="#333333" fo:font-size="10.5pt" style:font-size-asian="10.5pt"/>
    </style:style>
  </office:automatic-styles>
  <office:body>
    <office:text text:use-soft-page-breaks="true">
      <text:p text:style-name="P1"><text:span text:style-name="T2">1)</text:span><text:span text:style-name="T3"><text:s/>Team Hours:</text:span><text:span text:style-name="T4"><text:s text:c="3"/>4.5 hrs.</text:span></text:p>
      <text:p text:style-name="P5"/>
      <text:p text:style-name="P6">2) Features Implemented:</text:p>
      <text:p text:style-name="P7"/>
      <text:p text:style-name="P8"><text:span text:style-name="T9"><text:tab/>- Khalil van Alphen:</text:span></text:p>
      <text:p text:style-name="P10"><text:tab/>A player can press a button to end their turn</text:p>
      <text:p text:style-name="P11"><text:tab/>GIVEN a player is in game and tournament<text:line-break/><text:tab/>AND their display is the highest via game rules<text:line-break/><text:tab/>THEN allow that player to press an "End Turn" button to pass the turn order</text:p>
      <text:p text:style-name="P12"><text:tab/></text:p>
      <text:p text:style-name="P13"><text:tab/>A player can press a button to withdraw<text:bookmark-start text:name="_GoBack"/><text:bookmark-end text:name="_GoBack"/></text:p>
      <text:p text:style-name="P14"><text:tab/>GIVEN a player is in game and tournament<text:line-break/><text:tab/>AND their display is not the highest (as of this turn) via game rules<text:line-break/><text:tab/>THEN allow that player to press a "Withdraw" button to pass the turn and withdraw from the<text:s/><text:tab/>tournament</text:p>
      <text:p text:style-name="P15"><text:tab/></text:p>
      <text:p text:style-name="P16"><text:tab/>A player can see tokens displayed on their screen</text:p>
      <text:p text:style-name="P17"><text:tab/>GIVEN a player is in a game</text:p>
      <text:p text:style-name="P18"><text:tab/>AND that player has a number of tokens</text:p>
      <text:p text:style-name="P19"><text:tab/>THEN display those tokens above their name</text:p>
      <text:p text:style-name="P20"/>
      <text:p text:style-name="P21"><text:tab/>A user sees a (prototype) lobby screen before entering the game</text:p>
      <text:p text:style-name="P22"><text:tab/>GIVEN a user starts a client</text:p>
      <text:p text:style-name="P23"><text:tab/>THEN show the lobby gui</text:p>
      <text:p text:style-name="P24"><text:tab/>AND hide the game view</text:p>
      <text:p text:style-name="P25"/>
      <text:p text:style-name="P26"><text:tab/>A user sees the game view when it starts</text:p>
      <text:p text:style-name="P27"><text:tab/>GIVEN a number of players are in a lobby</text:p>
      <text:p text:style-name="P28"><text:tab/>WHEN the game starts</text:p>
      <text:p text:style-name="P29"><text:tab/>THEN hide the lobby view</text:p>
      <text:p text:style-name="P30"><text:tab/>AND show the game view</text:p>
      <text:p text:style-name="P31"/>
      <text:p text:style-name="P32"><text:tab/>Other tasks for the gui</text:p>
      <text:p text:style-name="P33"><text:tab/><text:tab/>-refactored static assets</text:p>
      <text:p text:style-name="P34"><text:tab/><text:tab/>-discussed, tested, defined colours</text:p>
      <text:p text:style-name="P35"><text:tab/><text:tab/>-developed prompt pattern for gui compatibility</text:p>
      <text:p text:style-name="P36"><text:tab/><text:tab/>-created swing classes for display views and console views</text:p>
      <text:p text:style-name="P37"><text:tab/><text:tab/></text:p>
      <text:p text:style-name="P38"/>
      <text:p text:style-name="P39"><text:span text:style-name="T40"><text:tab/>- Matthew Pepers:</text:span></text:p>
      <text:p text:style-name="P41"><text:tab/>- Refactored valid command code</text:p>
      <text:p text:style-name="P42"><text:tab/><text:tab/>- used Chain-of-Responsibility Design Pattern</text:p>
      <text:p text:style-name="P43"><text:tab/></text:p>
      <text:p text:style-name="P44"><text:tab/>- called prompt method to prompt user for action card options</text:p>
      <text:p text:style-name="P45"><text:tab/><text:tab/>- used Command Pattern</text:p>
      <text:p text:style-name="P46"/>
      <text:p text:style-name="P47"><text:span text:style-name="T48"><text:tab/></text:span><text:span text:style-name="T49">Player can play an Unh</text:span><text:span text:style-name="T50">orse card</text:span></text:p>
      <text:p text:style-name="P51"><text:span text:style-name="T52"><text:tab/>GIVEN it is the player's turn</text:span><text:span text:style-name="T53"><text:line-break/></text:span><text:span text:style-name="T54"><text:tab/>AND they have the Unhorse card in their hand</text:span><text:span text:style-name="T55"><text:line-break/></text:span><text:span text:style-name="T56"><text:tab/>AND it the tournament colour is purple</text:span><text:span text:style-name="T57"><text:line-break/></text:span><text:span text:style-name="T58"><text:tab/>WHEN they play the Unhorse card and announce a colour (red, blue, or yellow)</text:span><text:span text:style-name="T59"><text:line-break/></text:span><text:span text:style-name="T60"><text:tab/>THEN the tournament colour is changed to the<text:s/></text:span><text:span text:style-name="T61">colour the player announced</text:span></text:p>
      <text:p text:style-name="P62"/>
      <text:p text:style-name="P63"><text:span text:style-name="T64"><text:tab/>Player can play a Change Weapon card</text:span></text:p>
      <text:p text:style-name="P65"><text:span text:style-name="T66"><text:tab/>GIVEN it is the player's turn</text:span><text:span text:style-name="T67"><text:line-break/></text:span><text:span text:style-name="T68"><text:tab/>AND the player has a Change Weapon card in their hand</text:span><text:span text:style-name="T69"><text:line-break/></text:span><text:span text:style-name="T70"><text:tab/>AND the tournament colour is Red, Blue, or Yellow</text:span><text:span text:style-name="T71"><text:line-break/></text:span><text:span text:style-name="T72"><text:tab/>WHEN the player plays the Change Weapon card and a</text:span><text:span text:style-name="T73">nnounces a colour (Red, Blue, or Yellow)</text:span><text:span text:style-name="T74"><text:line-break/></text:span><text:span text:style-name="T75"><text:tab/>THEN the tournament colour is changed to the colour the player announced</text:span></text:p>
      <text:p text:style-name="P76"/>
      <text:p text:style-name="P77"><text:tab/>Player can play a Break Lance card</text:p>
      <text:p text:style-name="P78"><text:span text:style-name="T79"><text:tab/>GIVEN it is the player's turn</text:span><text:span text:style-name="T80"><text:line-break/></text:span><text:span text:style-name="T81"><text:tab/>AND they have a Break Lance card in their hand</text:span><text:span text:style-name="T82"><text:line-break/></text:span><text:span text:style-name="T83"><text:tab/>WHEN they play the Brea</text:span><text:span text:style-name="T84">k Lance card and announce an opponent to use it on</text:span><text:span text:style-name="T85"><text:line-break/></text:span><text:span text:style-name="T86"><text:tab/>THEN that opponent must discard all Purple cards from their Display</text:span></text:p>
      <text:p text:style-name="P87"/>
      <text:p text:style-name="P88"><text:tab/>Player can play a Riposte card</text:p>
      <text:p text:style-name="P89"><text:span text:style-name="T90"><text:tab/>GIVEN it is the player's turn</text:span><text:span text:style-name="T91"><text:line-break/></text:span><text:span text:style-name="T92"><text:tab/>AND the player has a Riposte card in their hand</text:span><text:span text:style-name="T93"><text:line-break/></text:span><text:span text:style-name="T94"><text:tab/>WHEN the player plays</text:span><text:span text:style-name="T95"><text:s/>the Riposte card and announces a target opponent</text:span><text:span text:style-name="T96"><text:line-break/></text:span><text:span text:style-name="T97"><text:tab/>THEN the player takes the last card on the opponent's Display and adds it to the player's Display</text:span></text:p>
      <text:p text:style-name="P98"/>
      <text:p text:style-name="P99"><text:tab/>Player can play a Dodge card</text:p>
      <text:p text:style-name="P100"><text:span text:style-name="T101"><text:tab/>GIVEN it is the player's turn</text:span><text:span text:style-name="T102"><text:line-break/></text:span><text:span text:style-name="T103"><text:tab/>AND the player has a Dodge card in their ha</text:span><text:span text:style-name="T104">nd</text:span><text:span text:style-name="T105"><text:line-break/></text:span><text:span text:style-name="T106"><text:tab/>WHEN the player plays the Dodge card and announces a target opponent</text:span><text:span text:style-name="T107"><text:line-break/></text:span><text:span text:style-name="T108"><text:tab/>THEN the player discards any one card from that opponent's Display</text:span></text:p>
      <text:p text:style-name="P109"><text:tab/></text:p>
      <text:p text:style-name="P110"><text:tab/>Player can play a Retreat card</text:p>
      <text:p text:style-name="P111"><text:span text:style-name="T112"><text:tab/>GIVEN it is the player's turn</text:span><text:span text:style-name="T113"><text:line-break/></text:span><text:span text:style-name="T114"><text:tab/>AND they have a Retreat card in their hand</text:span><text:span text:style-name="T115"><text:line-break/></text:span><text:span text:style-name="T116"><text:tab/>WHEN</text:span><text:span text:style-name="T117"><text:s/>the they play the Retreat card</text:span><text:span text:style-name="T118"><text:line-break/></text:span><text:span text:style-name="T119"><text:tab/>THEN they can take any one card from their Display and put it back in their hand</text:span></text:p>
      <text:p text:style-name="P120"/>
      <text:p text:style-name="P121"><text:tab/>Player can play a Knock Down card</text:p>
      <text:p text:style-name="P122"><text:span text:style-name="T123"><text:tab/>GIVEN it is the player's turn</text:span><text:span text:style-name="T124"><text:line-break/></text:span><text:span text:style-name="T125"><text:tab/></text:span><text:span text:style-name="T126">AND they have a Knock Down card in their hand</text:span><text:span text:style-name="T127"><text:line-break/></text:span><text:span text:style-name="T128"><text:tab/></text:span><text:span text:style-name="T129">WHEN they play the Knock D</text:span><text:span text:style-name="T130">own card and announce a target opponent</text:span><text:span text:style-name="T131"><text:line-break/></text:span><text:span text:style-name="T132"><text:tab/></text:span><text:span text:style-name="T133">THEN they take one random card from that opponent's hand and add it to their hand</text:span><text:span text:style-name="T134"><text:line-break/></text:span><text:span text:style-name="T135"><text:tab/></text:span><text:span text:style-name="T136">AND they do not show which card it was to the other opponents</text:span></text:p>
      <text:p text:style-name="P137"/>
      <text:p text:style-name="P138"/>
      <text:p text:style-name="P139">3) Hours spent (excluding hours in common):</text:p>
      <text:p text:style-name="P140"><text:span text:style-name="T141"><text:tab/></text:span><text:span text:style-name="T142">- Khalil van Alphen:</text:span><text:span text:style-name="T143"><text:s text:c="2"/></text:span><text:span text:style-name="T144">8</text:span><text:span text:style-name="T145">hrs.</text:span></text:p>
      <text:p text:style-name="P146"><text:span text:style-name="T147"><text:tab/></text:span><text:span text:style-name="T148">- Matthew Pepers:</text:span><text:span text:style-name="T149"><text:s text:c="3"/>8hrs.</text:span></text:p>
      <text:p text:style-name="P150"/>
      <text:p text:style-name="P151"/>
      <text:p text:style-name="P152"><text:span text:style-name="T153">4) :</text:span><text:span text:style-name="T154"><text:s text:c="3"/>We did about the same amount of wor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CA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halil</meta:initial-creator>
    <dc:creator>Khalil</dc:creator>
    <meta:creation-date>2009-04-16T11:32:00Z</meta:creation-date>
    <dc:date>2016-03-21T04:22:00Z</dc:date>
    <meta:print-date>2016-03-21T04:22:00Z</meta:print-date>
    <meta:template xlink:href="Normal" xlink:type="simple"/>
    <meta:editing-cycles>2</meta:editing-cycles>
    <meta:editing-duration>PT5040S</meta:editing-duration>
    <meta:user-defined meta:name="Info 1"/>
    <meta:user-defined meta:name="Info 2"/>
    <meta:user-defined meta:name="Info 3"/>
    <meta:user-defined meta:name="Info 4"/>
    <meta:document-statistic meta:page-count="1" meta:paragraph-count="7" meta:word-count="530" meta:character-count="3548" meta:row-count="25" meta:non-whitespace-character-count="3025"/>
  </office:meta>
</office:document-meta>
</file>